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p text:style-name="P5"/>
      <text:p text:style-name="P24"><text:span text:style-name="T8">БДКГ-22 зав. № <text:s/></text:span><text:span text:style-name="T3">$allSerial</text:span></text:p>
      <text:p text:style-name="P23"><text:span text:style-name="T18">принадлежащего<text:tab/></text:span><text:span text:style-name="T19"><text:tab/></text:span></text:p>
      <text:p text:style-name="P25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нЗв/ч, <text:s/>согласно методике, изложенной в </text:span><text:span text:style-name="T27">МП.</text:span><text:span text:style-name="T26">854</text:span><text:span text:style-name="T27">-20</text:span><text:span text:style-name="T26">20</text:span></text:p>
      <text:p text:style-name="P18"><text:span text:style-name="T6">1. С</text:span>редства <text:span text:style-name="T6">поверки</text:span></text:p>
      <text:p text:style-name="P11">а)<text:tab/>Эталонные средства измерений:</text:p>
      <text:p text:style-name="P26">- <text:span text:style-name="T1">$facility_110</text:span>;</text:p>
      <text:p text:style-name="P26">- <text:span text:style-name="T1">$facility_1</text:span><text:span text:style-name="T6">3</text:span><text:span text:style-name="T1">0</text:span>;</text:p>
      <text:p text:style-name="P12"><text:span text:style-name="T4">б</text:span><text:span text:style-name="T5">)<text:tab/></text:span><text:span text:style-name="T4">Оборудование</text:span><text:span text:style-name="T5">:</text:span></text:p>
      <text:p text:style-name="P27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8">- документация<text:tab/></text:p>
      <text:p text:style-name="P28">- отсутствие механических повреждений<text:tab/></text:p>
      <text:p text:style-name="P29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8">- контроль работоспособности<text:tab/></text:p>
      <text:p text:style-name="P11"><text:span text:style-name="T6">б</text:span>)<text:tab/>Определение допускаемой основной относительной погрешности измерения мощности амбиентного эквивалента <text:span text:style-name="T6">дозы</text:span> измерителя с БДКГ–<text:span text:style-name="T6">22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6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7">H</text:span><text:span text:style-name="T12">1</text:span></text:p>
          </table:table-cell>
          <table:table-cell table:style-name="t1.D3" office:value-type="string">
            <text:p text:style-name="P20"><text:span text:style-name="T2">H</text:span><text:span text:style-name="T12">2</text:span></text:p>
          </table:table-cell>
          <table:table-cell table:style-name="t1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2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2:07:01.66</dc:date>
    <meta:editing-duration>P3DT1H13M51S</meta:editing-duration>
    <meta:editing-cycles>312</meta:editing-cycles>
    <meta:generator>OpenOffice/4.1.6$Win32 OpenOffice.org_project/416m1$Build-9790</meta:generator>
    <meta:document-statistic meta:table-count="2" meta:image-count="0" meta:object-count="0" meta:page-count="2" meta:paragraph-count="123" meta:word-count="274" meta:character-count="1878"/>
  </office:meta>
</office:document-meta>
</file>